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Calibri2" svg:font-family="Calibri" style:font-adornments="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/>
    <style:font-face style:name="Segoe UI Black1" svg:font-family="'Segoe UI Black'" style:font-adornments="Italic" style:font-family-generic="swiss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556in"/>
    </style:style>
    <style:style style:name="Table4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68in" style:rel-column-width="8865*"/>
    </style:style>
    <style:style style:name="Table5.B" style:family="table-column">
      <style:table-column-properties style:column-width="4.0625in" style:rel-column-width="38445*"/>
    </style:style>
    <style:style style:name="Table5.C" style:family="table-column">
      <style:table-column-properties style:column-width="0.6819in" style:rel-column-width="6453*"/>
    </style:style>
    <style:style style:name="Table5.D" style:family="table-column">
      <style:table-column-properties style:column-width="1.2438in" style:rel-column-width="11772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4.0625in" style:rel-column-width="38445*"/>
    </style:style>
    <style:style style:name="Table7.C" style:family="table-column">
      <style:table-column-properties style:column-width="0.6819in" style:rel-column-width="6453*"/>
    </style:style>
    <style:style style:name="Table7.D" style:family="table-column">
      <style:table-column-properties style:column-width="1.2431in" style:rel-column-width="1176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style:min-row-height="0.496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049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5049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8104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875in" style:rel-column-width="2430*"/>
    </style:style>
    <style:style style:name="Table11.B" style:family="table-column">
      <style:table-column-properties style:column-width="3.9375in" style:rel-column-width="5670*"/>
    </style:style>
    <style:style style:name="Table11.C" style:family="table-column">
      <style:table-column-properties style:column-width="1.3in" style:rel-column-width="1872*"/>
    </style:style>
    <style:style style:name="Table11.1" style:family="table-row">
      <style:table-row-properties style:min-row-height="0.6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3" style:family="table">
      <style:table-properties style:width="6.9292in" table:align="center" fo:background-color="transparent">
        <style:background-image/>
      </style:table-properties>
    </style:style>
    <style:style style:name="Table13.A" style:family="table-column">
      <style:table-column-properties style:column-width="0.875in"/>
    </style:style>
    <style:style style:name="Table13.B" style:family="table-column">
      <style:table-column-properties style:column-width="1.6875in"/>
    </style:style>
    <style:style style:name="Table13.C" style:family="table-column">
      <style:table-column-properties style:column-width="0.75in"/>
    </style:style>
    <style:style style:name="Table13.D" style:family="table-column">
      <style:table-column-properties style:column-width="1.4375in"/>
    </style:style>
    <style:style style:name="Table13.E" style:family="table-column">
      <style:table-column-properties style:column-width="2.1792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375in" style:rel-column-width="1980*"/>
    </style:style>
    <style:style style:name="Table14.B" style:family="table-column">
      <style:table-column-properties style:column-width="5.55in" style:rel-column-width="7992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f1584"/>
    </style:style>
    <style:style style:name="P2" style:family="paragraph" style:parent-style-name="Standard">
      <style:paragraph-properties fo:break-before="column"/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105d80"/>
    </style:style>
    <style:style style:name="P4" style:family="paragraph" style:parent-style-name="Standard">
      <style:text-properties officeooo:paragraph-rsid="00106f4c"/>
    </style:style>
    <style:style style:name="P5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27b062" style:font-size-asian="7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325fd4" style:font-size-asian="7pt" style:font-size-complex="8pt"/>
    </style:style>
    <style:style style:name="P10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Segoe UI" fo:font-size="8pt" officeooo:rsid="0027b062" officeooo:paragraph-rsid="006a5981" style:font-size-asian="7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6a5981" style:font-size-asian="7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9pt" officeooo:rsid="0027b062" officeooo:paragraph-rsid="0027b062" style:font-size-asian="9pt" style:font-size-complex="9pt"/>
    </style:style>
    <style:style style:name="P13" style:family="paragraph" style:parent-style-name="Standard">
      <style:text-properties officeooo:paragraph-rsid="000ef2a2"/>
    </style:style>
    <style:style style:name="P14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15" style:family="paragraph" style:parent-style-name="Standard">
      <style:paragraph-properties fo:break-before="page"/>
      <style:text-properties fo:font-size="8pt" officeooo:rsid="001bf7fe" officeooo:paragraph-rsid="0027b062" style:font-size-asian="7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17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18" style:family="paragraph" style:parent-style-name="Table_20_Contents">
      <loext:graphic-properties draw:fill="none"/>
      <style:paragraph-properties fo:margin-left="-0.0598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19" style:family="paragraph" style:parent-style-name="Standard">
      <style:paragraph-properties fo:text-align="start" style:justify-single-word="false"/>
      <style:text-properties style:font-name="Calibri" fo:font-size="9pt" officeooo:paragraph-rsid="002d68f2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Calibri" fo:font-size="9pt" officeooo:paragraph-rsid="0041a5f4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9pt" officeooo:rsid="000f1584" officeooo:paragraph-rsid="00106f4c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9pt" officeooo:rsid="000f1584" officeooo:paragraph-rsid="002276d1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9pt" officeooo:rsid="0010e96f" officeooo:paragraph-rsid="0010e96f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9pt" officeooo:rsid="001dc81d" officeooo:paragraph-rsid="001dc81d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9pt" officeooo:rsid="001dc81d" officeooo:paragraph-rsid="002276d1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9pt" officeooo:rsid="001f4e2e" officeooo:paragraph-rsid="001f4e2e" style:font-size-asian="9pt" style:font-size-complex="9pt"/>
    </style:style>
    <style:style style:name="P28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Calibri" fo:font-size="9pt" officeooo:rsid="001f4e2e" officeooo:paragraph-rsid="002276d1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9pt" officeooo:rsid="001f4e2e" officeooo:paragraph-rsid="00208de1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9pt" officeooo:rsid="001e6e3c" officeooo:paragraph-rsid="001f4e2e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9pt" officeooo:rsid="0028928b" officeooo:paragraph-rsid="0028928b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9pt" officeooo:rsid="00208de1" officeooo:paragraph-rsid="00208de1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8pt" officeooo:rsid="000f1584" officeooo:paragraph-rsid="00106f4c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8pt" officeooo:rsid="0010e96f" officeooo:paragraph-rsid="0010e96f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officeooo:rsid="000f1584" officeooo:paragraph-rsid="00106f4c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Calibri" fo:font-size="9pt" officeooo:rsid="001bf7fe" officeooo:paragraph-rsid="001bf7fe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officeooo:paragraph-rsid="001bf7fe"/>
    </style:style>
    <style:style style:name="P38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39" style:family="paragraph" style:parent-style-name="Standard">
      <style:paragraph-properties fo:text-align="start" style:justify-single-word="false"/>
      <style:text-properties fo:font-size="8pt" officeooo:rsid="001bf7fe" officeooo:paragraph-rsid="007db816" style:font-size-asian="7pt" style:font-size-complex="8pt"/>
    </style:style>
    <style:style style:name="P40" style:family="paragraph" style:parent-style-name="Standard">
      <style:text-properties officeooo:paragraph-rsid="007c2170"/>
    </style:style>
    <style:style style:name="P41" style:family="paragraph" style:parent-style-name="Standard">
      <style:paragraph-properties fo:break-before="page"/>
      <style:text-properties officeooo:rsid="001bf7af" officeooo:paragraph-rsid="007db816"/>
    </style:style>
    <style:style style:name="P42" style:family="paragraph" style:parent-style-name="Standard">
      <style:text-properties officeooo:paragraph-rsid="007db816"/>
    </style:style>
    <style:style style:name="P43" style:family="paragraph" style:parent-style-name="Standard">
      <style:text-properties officeooo:paragraph-rsid="007e859d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8pt" officeooo:rsid="0073c3fc" officeooo:paragraph-rsid="00106f4c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27b062" style:font-size-asian="7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Segoe UI" fo:font-size="9pt" officeooo:rsid="007d6ff4" officeooo:paragraph-rsid="007d6ff4" style:font-size-asian="9pt" style:font-size-complex="9pt"/>
    </style:style>
    <style:style style:name="P47" style:family="paragraph" style:parent-style-name="Table_20_Contents">
      <style:text-properties fo:font-size="9pt" officeooo:rsid="007d6ff4" officeooo:paragraph-rsid="007d6ff4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9pt" officeooo:rsid="007d6ff4" officeooo:paragraph-rsid="007d6ff4" style:font-size-asian="9pt" style:font-size-complex="9pt"/>
    </style:style>
    <style:style style:name="P49" style:family="paragraph">
      <style:paragraph-properties fo:text-align="star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/>
    <style:style style:name="P52" style:family="paragraph">
      <style:paragraph-properties fo:text-align="center"/>
      <style:text-properties fo:font-size="8pt"/>
    </style:style>
    <style:style style:name="P53" style:family="paragraph">
      <style:paragraph-properties fo:text-align="start"/>
      <style:text-properties style:font-name="Calibri1"/>
    </style:style>
    <style:style style:name="P54" style:family="paragraph">
      <style:paragraph-properties fo:text-align="start"/>
      <style:text-properties style:font-name="Segoe UI Black1" fo:font-size="14pt" fo:font-style="normal" fo:font-weight="900"/>
    </style:style>
    <style:style style:name="P55" style:family="paragraph">
      <style:paragraph-properties fo:text-align="center"/>
      <style:text-properties fo:color="#2a6099"/>
    </style:style>
    <style:style style:name="P56" style:family="paragraph">
      <style:paragraph-properties fo:text-align="start"/>
      <style:text-properties style:font-name="Segoe UI Black" fo:font-size="14pt" fo:font-style="normal" fo:font-weight="900"/>
    </style:style>
    <style:style style:name="P57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58" style:family="paragraph">
      <style:paragraph-properties fo:text-align="start"/>
      <style:text-properties style:font-name="Calibri1" fo:font-size="9pt"/>
    </style:style>
    <style:style style:name="P59" style:family="paragraph">
      <style:paragraph-properties fo:text-align="start"/>
      <style:text-properties style:text-line-through-style="none" style:text-line-through-type="none" style:font-name="Calibri1" fo:font-style="normal" style:text-underline-style="none"/>
    </style:style>
    <style:style style:name="P60" style:family="paragraph">
      <style:paragraph-properties fo:text-align="center"/>
      <style:text-properties style:text-line-through-style="none" style:text-line-through-type="none" style:font-name="Calibri1" fo:font-style="normal" style:text-underline-style="none"/>
    </style:style>
    <style:style style:name="P61" style:family="paragraph">
      <style:paragraph-properties fo:text-align="start"/>
      <style:text-properties style:font-name="Calibri1" fo:font-size="11pt" fo:font-weight="bold"/>
    </style:style>
    <style:style style:name="P62" style:family="paragraph">
      <style:paragraph-properties fo:text-align="start"/>
      <style:text-properties style:font-name="Calibri2" fo:font-size="11pt" fo:font-weight="bold"/>
    </style:style>
    <style:style style:name="T1" style:family="text">
      <style:text-properties officeooo:rsid="001dc81d"/>
    </style:style>
    <style:style style:name="T2" style:family="text">
      <style:text-properties officeooo:rsid="0050cead"/>
    </style:style>
    <style:style style:name="T3" style:family="text">
      <style:text-properties style:font-name="Segoe UI"/>
    </style:style>
    <style:style style:name="T4" style:family="text">
      <style:text-properties style:font-name="Segoe UI" style:font-size-asian="8pt"/>
    </style:style>
    <style:style style:name="T5" style:family="text">
      <style:text-properties officeooo:rsid="006aac4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7db816"/>
    </style:style>
    <style:style style:name="T8" style:family="text">
      <style:text-properties fo:font-size="8pt" officeooo:rsid="001bf7fe" style:font-size-asian="7pt" style:font-size-complex="8pt"/>
    </style:style>
    <style:style style:name="T9" style:family="text">
      <style:text-properties fo:font-size="8pt" officeooo:rsid="007db816" style:font-size-asian="7pt" style:font-size-complex="8pt"/>
    </style:style>
    <style:style style:name="T10" style:family="text">
      <style:text-properties officeooo:rsid="007e859d"/>
    </style:style>
    <style:style style:name="T11" style:family="text">
      <style:text-properties style:font-name="Segoe UI" officeooo:rsid="007e859d"/>
    </style:style>
    <style:style style:name="T12" style:family="text">
      <style:text-properties style:font-name="Segoe UI" fo:font-size="9pt" officeooo:rsid="007e859d" style:font-size-asian="9pt" style:font-size-complex="9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  <style:style style:name="gr3" style:family="graphic">
      <style:graphic-properties fo:border="soli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5" style:family="graphic">
      <style:graphic-properties fo:border="solid" style:repeat="scale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 style:vertical-pos="from-top" style:vertical-rel="paragraph" style:horizontal-pos="from-left" style:horizontal-rel="paragraph"/>
    </style:style>
    <style:style style:name="gr9" style:family="graphic">
      <style:graphic-properties draw:textarea-vertical-align="middle"/>
    </style:style>
    <style:style style:name="gr10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5" style:family="graphic" style:data-style-name="C1010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data-style-name="C3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vertical-align="top"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vertical-align="top" fo:border="soli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text form:name="constructioncompanytextbox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1" form:id="control21" form:label="Water Pollution Control Manager (WPCM)"/>
          <form:fixed-text form:name="siteconditionslabel" form:control-implementation="ooo:com.sun.star.form.component.FixedText" xml:id="control22" form:id="control22" form:label="Site Conditions"/>
          <form:listbox form:name="projectriskleveltextbox" form:control-implementation="ooo:com.sun.star.form.component.ListBox" xml:id="control23" form:id="control23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1"/>
            <form:option form:label="2"/>
            <form:option form:label="3"/>
            <form:option form:label="Tahoe"/>
          </form:listbox>
          <form:fixed-text form:name="constructioncompanylabel" form:control-implementation="ooo:com.sun.star.form.component.FixedText" xml:id="control24" form:id="control24" form:label="Construction Company"/>
          <form:fixed-text form:name="weatherconditionslabel" form:control-implementation="ooo:com.sun.star.form.component.FixedText" xml:id="control25" form:id="control25" form:label="Weather Conditions"/>
          <form:fixed-text form:name="projectrisklevellabel" form:control-implementation="ooo:com.sun.star.form.component.FixedText" xml:id="control26" form:id="control26" form:label="Project Risk Level / Tahoe CGP"/>
          <form:text form:name="weatherconditionstextbox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29" form:id="control29" form:label="Receiving Water Body (S)"/>
          <form:text form:name="percentcompletetextbox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1" form:id="control31" form:label="Percent Complete By Time"/>
          <form:fixed-text form:name="totaldsalabel" form:control-implementation="ooo:com.sun.star.form.component.FixedText" xml:id="control32" form:id="control32" form:label="Total Disturbed Soil Area (DSA) (Acres)"/>
          <form:text form:name="totaldsatextbox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5" form:id="control3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6" form:id="control36" form:label="Active DSA (Acres)"/>
          <form:fixed-text form:name="inactivedsalabel" form:control-implementation="ooo:com.sun.star.form.component.FixedText" xml:id="control37" form:id="control37" form:label="Inactive DSA (Acres)"/>
          <form:fixed-text form:name="regulatorystatuslabel" form:control-implementation="ooo:com.sun.star.form.component.FixedText" xml:id="control38" form:id="control38" form:label="Regulatory Status"/>
          <form:listbox form:name="swppptextbox" form:control-implementation="ooo:com.sun.star.form.component.ListBox" xml:id="control39" form:id="control39" form:dropdown="true" form:size="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SWPPP"/>
            <form:option form:label="WPCP"/>
          </form:listbox>
          <form:fixed-text form:name="swppplabel" form:control-implementation="ooo:com.sun.star.form.component.FixedText" xml:id="control40" form:id="control40" form:label="SWPPP or WPCP"/>
          <form:fixed-text form:name="rwqcblabel" form:control-implementation="ooo:com.sun.star.form.component.FixedText" xml:id="control41" form:id="control41" form:label="RWQCB (S)"/>
          <form:fixed-text form:name="projectnamelabel" form:control-implementation="ooo:com.sun.star.form.component.FixedText" xml:id="control42" form:id="control42" form:label="Project Name"/>
          <form:fixed-text form:name="reviewreportsummarylabel" form:control-implementation="ooo:com.sun.star.form.component.FixedText" xml:id="control43" form:id="control43" form:label="Review Report Summary"/>
          <form:text form:name="reviewparticipantstextbox" form:control-implementation="ooo:com.sun.star.form.component.TextField" xml:id="control44" form:id="control4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sidentengineerlabel" form:control-implementation="ooo:com.sun.star.form.component.FixedText" xml:id="control46" form:id="control46" form:label="Resident Engineer (RE)"/>
          <form:fixed-text form:name="reviewdatelabel" form:control-implementation="ooo:com.sun.star.form.component.FixedText" xml:id="control47" form:id="control47" form:label="Review Date"/>
          <form:listbox form:name="rwqcbtextbox" form:control-implementation="ooo:com.sun.star.form.component.ListBox" xml:id="control48" form:id="control48" form:dropdown="true" form:size="1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North Coast - Region 1" form:current-selected="true" form:selected="true"/>
            <form:option form:label="North Coast - Region 1" form:value="San Francisco - Region 2"/>
            <form:option form:label="San Francisco - Region 2" form:value="Central Coast - Region 3"/>
            <form:option form:label="Central Coast - Region 3" form:value="Los Angeles - Region 4"/>
            <form:option form:label="Los Angeles - Region 4" form:value="Central Valley - Region 5 Sacramento"/>
            <form:option form:label="Central Valley - Region 5 Sacramento" form:value="Central Valley - Region 5 Fresno"/>
            <form:option form:label="Central Valley - Region 5 Fresno" form:value="Central Valley - Region 5 Redding"/>
            <form:option form:label="Central Valley - Region 5 Redding" form:value="Lahontan - Region 6 South Lake Tahoe"/>
            <form:option form:label="Lahontan - Region 6 South Lake Tahoe" form:value="Lahontan - Region 6 Vacaville"/>
            <form:option form:label="Lahontan - Region 6 Vacaville" form:value="Colorado River - Region 7"/>
            <form:option form:label="Colorado River - Region 7" form:value="Santa Ana - Region 8"/>
            <form:option form:label="Santa Ana - Region 8" form:value="San Diego - Region 9"/>
            <form:option form:label="San Diego - Region 9"/>
          </form:listbox>
          <form:listbox form:name="List Box 1" form:control-implementation="ooo:com.sun.star.form.component.ListBox" xml:id="control49" form:id="control49" form:dropdown="true" form:size="1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California Coastal Commission - Coastal Development Permit"/>
            <form:option form:label="California Department of Fish and Wildlife - California ESA Incidental Take Permit"/>
            <form:option form:label="California Department of Fish and Wildlife Service - California Fish and Game Code Section 1602 Lake or Streambed Alteration Agreement"/>
            <form:option form:label="California Resources Agency - Flood Protection Board Encroachment Permit"/>
            <form:option form:label="California RWQCB - Federal CWA Section 401 Water Quality Certification"/>
            <form:option form:label="California RWQCB - Waste Discharge Requirements for Dewatering and Other Low Threat Discharges to Surface Waters"/>
            <form:option form:label="California State Lands Commission - PRC 1766.9 Public Agency Lease Agreement"/>
            <form:option form:label="California SWRCB - Statewide General WDRs for Discharges to Land with a Low Threat to Water Quality"/>
            <form:option form:label="San Francisco Bay Conservation and Development Commission - San Francisco Bay Conservation and Development Permit"/>
            <form:option form:label="U.S. Army Corps of Engineer - Federal CWA Section 404 Dredge and Fill Permit"/>
            <form:option form:label="U.S. Fish and Wildlife Service - Federal ESA Section 7 - Biological Opinion for flora and fauna"/>
            <form:option form:label="U.S. National Marine Fisheries Service - Federal ESA Section 7 - Biological Opinion for fisheries"/>
            <form:option form:label="Other (Indicate other Stormwater related PLACS)"/>
          </form:listbox>
          <form:fixed-text form:name="placslabel" form:control-implementation="ooo:com.sun.star.form.component.FixedText" xml:id="control50" form:id="control50" form:label="PLACS (Permits, Licenses, Agreements, Certifications) Specifying Temporary BMP Requirements"/>
          <form:listbox form:name="List Box 2" form:control-implementation="ooo:com.sun.star.form.component.ListBox" xml:id="control51" form:id="control51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List Box 3" form:control-implementation="ooo:com.sun.star.form.component.ListBox" xml:id="control54" form:id="control54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Yes" form:current-selected="true" form:selected="true"/>
            <form:option form:label="Yes" form:value="No"/>
            <form:option form:label="No"/>
          </form:listbox>
          <form:textarea form:name="Text Box 3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4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Text Box 5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ext Box 6" form:control-implementation="ooo:com.sun.star.form.component.ListBox" xml:id="control58" form:id="control58" form:dropdown="true" form:size="6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Active Treatment Systems"/>
            <form:option form:label="Monitoring and Reporting"/>
            <form:option form:label="Plans and Permits"/>
            <form:option form:label="SMARTS"/>
            <form:option form:label="Tahoe CGP - Specific Requirements"/>
            <form:option form:label="Training"/>
          </form:listbox>
          <form:text form:name="Text Box 7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9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 Field 1" form:control-implementation="ooo:com.sun.star.form.component.DateField" xml:id="control61" form:id="control61" form:max-value="9999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date form:name="Date Field 1" form:control-implementation="ooo:com.sun.star.form.component.DateField" xml:id="control62" form:id="control62" form:max-value="9999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text form:name="Text Box 10" form:control-implementation="ooo:com.sun.star.form.component.TextField" xml:id="control63" form:id="control63" form:current-value="A1" form:value="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64" form:id="control64" form:current-value="B1" form:value="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66" form:id="control66" form:max-value="9999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 Box 12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swppptextbox" form:control-implementation="ooo:com.sun.star.form.component.ListBox" xml:id="control68" form:id="control68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/>
            <form:option form:label="Yes"/>
            <form:option form:label="No"/>
          </form:listbox>
          <form:fixed-text form:name="oversightlabel" form:control-implementation="ooo:com.sun.star.form.component.FixedText" xml:id="control69" form:id="control69" form:label="Oversight Project?"/>
          <form:text form:name="rwqcbtextbox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eadAgencyLabel" form:control-implementation="ooo:com.sun.star.form.component.FixedText" xml:id="control71" form:id="control71" form:label="Lead Agency"/>
          <form:fixed-text form:name="reviewparticipantslabel" form:control-implementation="ooo:com.sun.star.form.component.FixedText" xml:id="control72" form:id="control72" form:label="Review Participants"/>
          <form:text form:name="trainingTB" form:control-implementation="ooo:com.sun.star.form.component.TextField" xml:id="control73" form:id="control7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sTB" form:control-implementation="ooo:com.sun.star.form.component.TextField" xml:id="control74" form:id="control7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martsTB" form:control-implementation="ooo:com.sun.star.form.component.TextField" xml:id="control75" form:id="control7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treatmentTB" form:control-implementation="ooo:com.sun.star.form.component.TextField" xml:id="control76" form:id="control7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nitoringTB" form:control-implementation="ooo:com.sun.star.form.component.TextField" xml:id="control77" form:id="control77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ahoerequirementsTB" form:control-implementation="ooo:com.sun.star.form.component.TextField" xml:id="control78" form:id="control78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wcatotalTB" form:control-implementation="ooo:com.sun.star.form.component.TextField" xml:id="control79" form:id="control79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oilstabilizationTB" form:control-implementation="ooo:com.sun.star.form.component.TextField" xml:id="control80" form:id="control80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dimentcontrolTB" form:control-implementation="ooo:com.sun.star.form.component.TextField" xml:id="control81" form:id="control81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ckingcontrolTB" form:control-implementation="ooo:com.sun.star.form.component.TextField" xml:id="control82" form:id="control8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nderosionTB" form:control-implementation="ooo:com.sun.star.form.component.TextField" xml:id="control83" form:id="control8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nstormwaterTB" form:control-implementation="ooo:com.sun.star.form.component.TextField" xml:id="control84" form:id="control8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stemanagementTB" form:control-implementation="ooo:com.sun.star.form.component.TextField" xml:id="control85" form:id="control8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mptotalTB" form:control-implementation="ooo:com.sun.star.form.component.TextField" xml:id="control86" form:id="control8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aderpart1" form:control-implementation="ooo:com.sun.star.form.component.FixedText" xml:id="control87" form:id="control87" form:label="STATE OF CALIFORNIA DEPARTMENT OF TRANSPORTATION"/>
          <form:fixed-text form:name="Label Field 1" form:control-implementation="ooo:com.sun.star.form.component.FixedText" xml:id="control88" form:id="control88" form:label="ENV-WQP-0003 (Revised 10/2015)"/>
          <form:fixed-text form:name="Label Field 2" form:control-implementation="ooo:com.sun.star.form.component.FixedText" xml:id="control89" form:id="control89" form:label="PROJECT CONSTRUCTION STORMWATER REVIEW REPORT"/>
          <form:fixed-text form:name="contractnumber" form:control-implementation="ooo:com.sun.star.form.component.FixedText" xml:id="control90" form:id="control90"/>
          <form:fixed-text form:name="contractnumber" form:control-implementation="ooo:com.sun.star.form.component.FixedText" xml:id="control91" form:id="control91"/>
          <form:button form:name="addfindingbutton" form:control-implementation="ooo:com.sun.star.form.component.CommandButton" xml:id="control92" form:id="control92" form:label="Add Finding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Label Field 3" form:control-implementation="ooo:com.sun.star.form.component.FixedText" xml:id="control93" form:id="control93" form:label="STATE OF CALIFORNIA DEPARTMENT OF TRANSPORTATION"/>
          <form:fixed-text form:name="Label Field 4" form:control-implementation="ooo:com.sun.star.form.component.FixedText" xml:id="control94" form:id="control94" form:label="PROJECT CONSTRUCTION STORMWATER REVIEW REPORT"/>
          <form:fixed-text form:name="Label Field 5" form:control-implementation="ooo:com.sun.star.form.component.FixedText" xml:id="control95" form:id="control95" form:label="ENV-WQP-0003 (Revised 10/2015)"/>
          <form:fixed-text form:name="Label Field 3" form:control-implementation="ooo:com.sun.star.form.component.FixedText" xml:id="control96" form:id="control96" form:label="STATE OF CALIFORNIA DEPARTMENT OF TRANSPORTATION"/>
          <form:fixed-text form:name="Label Field 4" form:control-implementation="ooo:com.sun.star.form.component.FixedText" xml:id="control97" form:id="control97" form:label="PROJECT CONSTRUCTION STORMWATER REVIEW REPORT"/>
          <form:fixed-text form:name="Label Field 5" form:control-implementation="ooo:com.sun.star.form.component.FixedText" xml:id="control98" form:id="control98" form:label="ENV-WQP-0003 (Revised 10/2015)"/>
          <form:fixed-text form:name="contractnumber" form:control-implementation="ooo:com.sun.star.form.component.FixedText" xml:id="control99" form:id="control99"/>
          <form:image-frame form:name="observationimagecontrol" form:control-implementation="ooo:com.sun.star.form.component.DatabaseImageControl" xml:id="control100" form:id="control100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button form:name="addcorrectiveactionbutton" form:control-implementation="ooo:com.sun.star.form.component.CommandButton" xml:id="control101" form:id="control101" form:label="Add 2nd Corrective Ac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addobservationimagebutton" form:control-implementation="ooo:com.sun.star.form.component.CommandButton" xml:id="control102" form:id="control102" form:label="Add 2nd Observa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image-frame form:name="correctiveactionimagecontrol" form:control-implementation="ooo:com.sun.star.form.component.DatabaseImageControl" xml:id="control103" form:id="control103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observationTB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observationlabel" form:control-implementation="ooo:com.sun.star.form.component.FixedText" xml:id="control105" form:id="control105" form:label="Observation:"/>
          <form:textarea form:name="correctiveactionTB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rrectiveactionlabel" form:control-implementation="ooo:com.sun.star.form.component.FixedText" xml:id="control107" form:id="control107" form:label="Corrective Action Taken:"/>
          <form:fixed-text form:name="datecompletedlabel" form:control-implementation="ooo:com.sun.star.form.component.FixedText" xml:id="control108" form:id="control108" form:label="Date Completed:"/>
          <form:fixed-text form:name="signaturelinelabel" form:control-implementation="ooo:com.sun.star.form.component.FixedText" xml:id="control109" form:id="control109" form:label="Verified By (Print Name and Title):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control text:anchor-type="paragraph" draw:z-index="1" draw:name="Control 2" draw:style-name="gr12" draw:text-style-name="P58" svg:width="1.1803in" svg:height="0.2953in" svg:x="0.011in" svg:y="0.0299in" draw:control="control1"/><draw:control text:anchor-type="paragraph" draw:z-index="2" draw:name="Control 1" draw:style-name="gr13" draw:text-style-name="P50" svg:width="2.0677in" svg:height="0.8071in" svg:x="0.011in" svg:y="0.2862in" draw:control="control2"/><draw:control text:anchor-type="paragraph" draw:z-index="4" draw:name="Control 6" draw:style-name="gr13" draw:text-style-name="P50" svg:width="2.0677in" svg:height="0.2953in" svg:x="2.2752in" svg:y="0.798in" draw:control="control4"/><draw:control text:anchor-type="paragraph" draw:z-index="9" draw:name="Control 4" draw:style-name="gr13" draw:text-style-name="P50" svg:width="3.4307in" svg:height="0.2953in" svg:x="2.2752in" svg:y="0.2862in" draw:control="control8"/><draw:control text:anchor-type="paragraph" draw:z-index="10" draw:name="Control 10" draw:style-name="gr13" draw:text-style-name="P50" svg:width="0.985in" svg:height="0.2953in" svg:x="5.9028in" svg:y="0.2862in" draw:control="control9"/><draw:control text:anchor-type="paragraph" draw:z-index="11" draw:name="Control 11" draw:style-name="gr12" draw:text-style-name="P58" svg:width="1.1815in" svg:height="0.2953in" svg:x="4.5244in" svg:y="0.5547in" draw:control="control42"/><draw:control text:anchor-type="paragraph" draw:z-index="12" draw:name="Control 12" draw:style-name="gr13" draw:text-style-name="P50" svg:width="2.363in" svg:height="0.2953in" svg:x="4.5244in" svg:y="0.7984in" draw:control="control10"/><draw:control text:anchor-type="paragraph" draw:z-index="6" draw:name="Control 13" draw:style-name="gr12" draw:text-style-name="P58" svg:width="0.4921in" svg:height="0.2953in" svg:x="5.9028in" svg:y="0.0299in" draw:control="control11"/><draw:control text:anchor-type="paragraph" draw:z-index="13" draw:name="Control 14" draw:style-name="gr12" draw:text-style-name="P62" svg:width="1.6732in" svg:height="0.1969in" svg:x="-0.0035in" svg:y="1.1717in" draw:control="control43"/><draw:control text:anchor-type="paragraph" draw:z-index="14" draw:name="Control 15" draw:style-name="gr12" draw:text-style-name="P62" svg:width="0.9953in" svg:height="0.1969in" svg:x="0.0201in" svg:y="3.7402in" draw:control="control12"/><draw:control text:anchor-type="paragraph" draw:z-index="15" draw:name="Control 5" draw:style-name="gr12" draw:text-style-name="P58" svg:width="1.1815in" svg:height="0.2953in" svg:x="2.2752in" svg:y="0.5453in" draw:control="control13"/><draw:control text:anchor-type="paragraph" draw:z-index="19" draw:name="Control 19" draw:style-name="gr12" draw:text-style-name="P58" svg:width="0.8012in" svg:height="0.2953in" svg:x="3.6681in" svg:y="3.8701in" draw:control="control47"/><draw:control text:anchor-type="paragraph" draw:z-index="17" draw:name="Control 16" draw:style-name="gr13" draw:text-style-name="P60" svg:width="3.3685in" svg:height="0.2496in" svg:x="0.0252in" svg:y="4.1in" draw:control="control15"/><draw:control text:anchor-type="paragraph" draw:z-index="18" draw:name="Control 18" draw:style-name="gr13" draw:text-style-name="P60" svg:width="3.2335in" svg:height="0.2496in" svg:x="3.6681in" svg:y="4.1in" draw:control="control16"/><draw:control text:anchor-type="paragraph" draw:z-index="20" draw:name="Control 21" draw:style-name="gr12" draw:text-style-name="P58" svg:width="1.3134in" svg:height="0.2953in" svg:x="0.0201in" svg:y="4.3598in" draw:control="control46"/><draw:control text:anchor-type="paragraph" draw:z-index="21" draw:name="Control 20" draw:style-name="gr13" draw:text-style-name="P60" svg:width="3.3685in" svg:height="0.2496in" svg:x="0.0252in" svg:y="4.6091in" draw:control="control17"/><draw:control text:anchor-type="paragraph" draw:z-index="22" draw:name="Control 22" draw:style-name="gr13" draw:text-style-name="P60" svg:width="3.235in" svg:height="0.2496in" svg:x="3.6665in" svg:y="4.6091in" draw:control="control18"/><draw:control text:anchor-type="paragraph" draw:z-index="23" draw:name="Control 24" draw:style-name="gr12" draw:text-style-name="P58" svg:width="1.1094in" svg:height="0.3004in" svg:x="3.6665in" svg:y="4.3598in" draw:control="control19"/><draw:control text:anchor-type="paragraph" draw:z-index="25" draw:name="Control 25" draw:style-name="gr12" draw:text-style-name="P58" svg:width="1.3134in" svg:height="0.2953in" svg:x="0.0201in" svg:y="4.8701in" draw:control="control72"/><draw:control text:anchor-type="paragraph" draw:z-index="3" draw:name="Control 3" draw:style-name="gr12" draw:text-style-name="P58" svg:width="1.7717in" svg:height="0.2953in" svg:x="2.2752in" svg:y="0.0299in" draw:control="control3"/><draw:control text:anchor-type="paragraph" draw:z-index="16" draw:name="Control 17" draw:style-name="gr12" draw:text-style-name="P58" svg:width="0.7969in" svg:height="0.2953in" svg:x="0.0252in" svg:y="3.8701in" draw:control="control14"/><text:span text:style-name="T9"><text:tab/><text:tab/><text:tab/><text:tab/><text:tab/><text:tab/><text:tab/><text:tab/><text:tab/><text:tab/><text:tab/><text:tab/><text:tab/>Page </text:span><text:span text:style-name="T8"><text:page-number text:select-page="current">1</text:page-number></text:span><text:span text:style-name="T8"><text:s/></text:span><text:span text:style-name="T9">of </text:span><text:span text:style-name="T9"><text:page-count>5</text:page-count></text:span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3791in" svg:width="7.1756in" draw:z-index="0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22">STORM WATER CONTRACT ADMINISTRATION</text:p></table:table-cell><table:covered-table-cell/></table:table-row><table:table-row table:style-name="swcatable.1"><table:table-cell table:style-name="swcatable.A8" office:value-type="string"><text:p text:style-name="P44">CATEGORY</text:p></table:table-cell><table:table-cell table:style-name="swcatable.B2" office:value-type="string"><text:p text:style-name="P35">No. of Findin<text:span text:style-name="T5">gs</text:span></text:p></table:table-cell></table:table-row><table:table-row table:style-name="swcatable.1"><table:table-cell table:style-name="swcatable.A8" office:value-type="string"><text:p text:style-name="P33"><draw:control text:anchor-type="char" draw:z-index="74" draw:name="Control 73" draw:style-name="gr7" draw:text-style-name="P57" svg:width="0.7512in" svg:height="0.226in" svg:x="2.711in" svg:y="-0.0457in" draw:control="control74"/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33"><draw:control text:anchor-type="char" draw:z-index="73" draw:name="Control 76" draw:style-name="gr7" draw:text-style-name="P57" svg:width="0.7512in" svg:height="0.226in" svg:x="2.711in" svg:y="-0.0453in" draw:control="control73"/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33"><draw:control text:anchor-type="char" draw:z-index="75" draw:name="Control 77" draw:style-name="gr7" draw:text-style-name="P57" svg:width="0.7512in" svg:height="0.226in" svg:x="2.711in" svg:y="-0.0445in" draw:control="control75"/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33">Active Treatment Systems<draw:control text:anchor-type="char" draw:z-index="76" draw:name="Control 78" draw:style-name="gr7" draw:text-style-name="P57" svg:width="0.7512in" svg:height="0.226in" svg:x="2.711in" svg:y="-0.0437in" draw:control="control76"/>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33">Monitoring and Reporting<draw:control text:anchor-type="char" draw:z-index="77" draw:name="Control 79" draw:style-name="gr7" draw:text-style-name="P57" svg:width="0.7512in" svg:height="0.226in" svg:x="2.711in" svg:y="-0.0429in" draw:control="control77"/>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33">Tahoe CGP Specific Requirements<draw:control text:anchor-type="char" draw:z-index="78" draw:name="Control 80" draw:style-name="gr7" draw:text-style-name="P57" svg:width="0.7512in" svg:height="0.226in" svg:x="2.711in" svg:y="-0.0425in" draw:control="control78"/>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5">TOTAL<draw:control text:anchor-type="char" draw:z-index="79" draw:name="Control 81" draw:style-name="gr7" draw:text-style-name="P57" svg:width="0.7512in" svg:height="0.226in" svg:x="2.711in" svg:y="-0.0354in" draw:control="control79"/></text:p></table:table-cell><table:table-cell table:style-name="swcatable.B9" office:value-type="string"><text:p text:style-name="P6"/></table:table-cell></table:table-row></table:table><text:p text:style-name="P4"><draw:control text:anchor-type="char" draw:z-index="80" draw:name="Control 74" draw:style-name="gr7" draw:text-style-name="P57" svg:width="0.7512in" svg:height="0.226in" svg:x="6.15in" svg:y="-1.5752in" draw:control="control80"/><draw:control text:anchor-type="char" draw:z-index="81" draw:name="Control 75" draw:style-name="gr7" draw:text-style-name="P57" svg:width="0.7512in" svg:height="0.226in" svg:x="6.15in" svg:y="-1.3492in" draw:control="control81"/><draw:control text:anchor-type="char" draw:z-index="82" draw:name="Control 82" draw:style-name="gr7" draw:text-style-name="P57" svg:width="0.7512in" svg:height="0.226in" svg:x="6.15in" svg:y="-1.1236in" draw:control="control82"/><draw:control text:anchor-type="char" draw:z-index="83" draw:name="Control 83" draw:style-name="gr7" draw:text-style-name="P57" svg:width="0.7512in" svg:height="0.226in" svg:x="6.15in" svg:y="-0.898in" draw:control="control83"/><draw:control text:anchor-type="char" draw:z-index="84" draw:name="Control 84" draw:style-name="gr7" draw:text-style-name="P57" svg:width="0.7512in" svg:height="0.226in" svg:x="6.15in" svg:y="-0.672in" draw:control="control84"/><draw:control text:anchor-type="char" draw:z-index="85" draw:name="Control 85" draw:style-name="gr7" draw:text-style-name="P57" svg:width="0.7512in" svg:height="0.226in" svg:x="6.15in" svg:y="-0.4465in" draw:control="control85"/><draw:control text:anchor-type="char" draw:z-index="86" draw:name="Control 86" draw:style-name="gr7" draw:text-style-name="P57" svg:width="0.7512in" svg:height="0.226in" svg:x="6.15in" svg:y="-0.2209in" draw:control="control86"/></text:p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24">BEST MANAGEMENT PRACTICES (BMP)</text:p></table:table-cell><table:covered-table-cell/></table:table-row><table:table-row table:style-name="TableLine2422794156384"><table:table-cell table:style-name="bmptable.A8" office:value-type="string"><text:p text:style-name="P33">CATEGORY</text:p></table:table-cell><table:table-cell table:style-name="bmptable.B8" office:value-type="string"><text:p text:style-name="P35">No. of Findings</text:p></table:table-cell></table:table-row><table:table-row table:style-name="TableLine2422794149312"><table:table-cell table:style-name="bmptable.A8" office:value-type="string"><text:p text:style-name="P34">Soil Stabilization</text:p></table:table-cell><table:table-cell table:style-name="bmptable.B8" office:value-type="string"><text:p text:style-name="P6"/></table:table-cell></table:table-row><table:table-row table:style-name="TableLine2422794144960"><table:table-cell table:style-name="bmptable.A8" office:value-type="string"><text:p text:style-name="P34">Sediment Control</text:p></table:table-cell><table:table-cell table:style-name="bmptable.B8" office:value-type="string"><text:p text:style-name="P7"/></table:table-cell></table:table-row><table:table-row table:style-name="TableLine2422794149584"><table:table-cell table:style-name="bmptable.A8" office:value-type="string"><text:p text:style-name="P34">Tracking Control</text:p></table:table-cell><table:table-cell table:style-name="bmptable.B8" office:value-type="string"><text:p text:style-name="P7"/></table:table-cell></table:table-row><table:table-row table:style-name="TableLine2422794140064"><table:table-cell table:style-name="bmptable.A8" office:value-type="string"><text:p text:style-name="P34">Wind Erosion Control</text:p></table:table-cell><table:table-cell table:style-name="bmptable.B8" office:value-type="string"><text:p text:style-name="P7"/></table:table-cell></table:table-row><table:table-row table:style-name="TableLine2422794146048"><table:table-cell table:style-name="bmptable.A8" office:value-type="string"><text:p text:style-name="P34">Non-Storm Water</text:p></table:table-cell><table:table-cell table:style-name="bmptable.B8" office:value-type="string"><text:p text:style-name="P7"/></table:table-cell></table:table-row><table:table-row table:style-name="TableLine2422794149856"><table:table-cell table:style-name="bmptable.A8" office:value-type="string"><text:p text:style-name="P34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5">TOTAL</text:p></table:table-cell><table:table-cell table:style-name="bmptable.B9" office:value-type="string"><text:p text:style-name="P7"/></table:table-cell></table:table-row></table:table><text:p text:style-name="P4"/></draw:text-box></draw:frame><draw:control text:anchor-type="char" draw:z-index="5" draw:name="Control 7" draw:style-name="gr11" draw:text-style-name="P49" svg:width="3.3657in" svg:height="0.1976in" svg:x="0.022in" svg:y="-0.5008in" draw:control="control5"/><draw:control text:anchor-type="char" draw:z-index="8" draw:name="Control 9" draw:style-name="gr11" draw:text-style-name="P49" svg:width="1.9449in" svg:height="0.1961in" svg:x="0.0102in" svg:y="-0.1063in" draw:control="control7"/><draw:control text:anchor-type="char" draw:z-index="7" draw:name="Control 8" draw:style-name="gr11" draw:text-style-name="P54" svg:width="5.7098in" svg:height="0.1976in" svg:x="0.0102in" svg:y="-0.3035in" draw:control="control6"/><text:tab/><text:tab/><text:tab/><text:tab/><text:tab/><text:tab/><text:tab/></text:p>
      <text:p text:style-name="P3"><draw:control text:anchor-type="paragraph" draw:z-index="24" draw:name="Control 23" draw:style-name="gr13" draw:text-style-name="P59" svg:width="6.8768in" svg:height="0.2598in" svg:x="0.0252in" svg:y="0.1807in" draw:control="control44"/></text:p>
      <text:p text:style-name="P3"/>
      <text:p text:style-name="P2"><draw:control text:anchor-type="paragraph" draw:z-index="28" draw:name="Control 29" draw:style-name="gr12" draw:text-style-name="P58" svg:width="2.3988in" svg:height="0.2953in" svg:x="3.6701in" svg:y="0.0402in" draw:control="control21"/><draw:control text:anchor-type="paragraph" draw:z-index="31" draw:name="Control 26" draw:style-name="gr12" draw:text-style-name="P58" svg:width="1.3134in" svg:height="0.2953in" svg:x="0.0201in" svg:y="0.0402in" draw:control="control24"/></text:p>
      <text:p text:style-name="P1"><draw:control text:anchor-type="paragraph" draw:z-index="26" draw:name="Control 27" draw:style-name="gr13" draw:text-style-name="P60" svg:width="3.3685in" svg:height="0.2496in" svg:x="0.0252in" svg:y="0.0819in" draw:control="control20"/><draw:control text:anchor-type="paragraph" draw:z-index="27" draw:name="Control 28" draw:style-name="gr13" draw:text-style-name="P59" svg:width="3.2307in" svg:height="0.2496in" svg:x="3.6709in" svg:y="0.0819in" draw:control="control45"/></text:p>
      <text:p text:style-name="P13"><draw:control text:anchor-type="paragraph" draw:z-index="29" draw:name="Control 31" draw:style-name="gr12" draw:text-style-name="P61" svg:width="0.9953in" svg:height="0.1969in" svg:x="0.0201in" svg:y="0.25in" draw:control="control22"/><draw:control text:anchor-type="paragraph" draw:z-index="30" draw:name="Control 32" draw:style-name="gr13" draw:text-style-name="P59" svg:width="3.2362in" svg:height="0.2496in" svg:x="3.6717in" svg:y="0.6402in" draw:control="control23"/><draw:control text:anchor-type="paragraph" draw:z-index="32" draw:name="Control 33" draw:style-name="gr12" draw:text-style-name="P53" svg:width="1.3134in" svg:height="0.2953in" svg:x="0.0201in" svg:y="0.3902in" draw:control="control25"/><draw:control text:anchor-type="paragraph" draw:z-index="33" draw:name="Control 34" draw:style-name="gr12" draw:text-style-name="P58" svg:width="1.726in" svg:height="0.2953in" svg:x="3.6717in" svg:y="0.3902in" draw:control="control26"/><draw:control text:anchor-type="paragraph" draw:z-index="34" draw:name="Control 30" draw:style-name="gr13" draw:text-style-name="P60" svg:width="3.3685in" svg:height="0.2496in" svg:x="0.0311in" svg:y="0.6425in" draw:control="control27"/><draw:control text:anchor-type="paragraph" draw:z-index="35" draw:name="Control 35" draw:style-name="gr13" draw:text-style-name="P60" svg:width="3.3685in" svg:height="0.2496in" svg:x="0.0311in" svg:y="1.1728in" draw:control="control28"/><draw:control text:anchor-type="paragraph" draw:z-index="36" draw:name="Control 36" draw:style-name="gr12" draw:text-style-name="P58" svg:width="1.4394in" svg:height="0.2953in" svg:x="0.0201in" svg:y="0.9in" draw:control="control29"/><draw:control text:anchor-type="paragraph" draw:z-index="37" draw:name="Control 37" draw:style-name="gr13" draw:text-style-name="P60" svg:width="3.2315in" svg:height="0.2496in" svg:x="3.6717in" svg:y="1.1728in" draw:control="control30"/><draw:control text:anchor-type="paragraph" draw:z-index="38" draw:name="Control 38" draw:style-name="gr12" draw:text-style-name="P58" svg:width="1.513in" svg:height="0.2953in" svg:x="3.6717in" svg:y="0.9in" draw:control="control31"/><draw:control text:anchor-type="paragraph" draw:z-index="39" draw:name="Control 40" draw:style-name="gr12" draw:text-style-name="P58" svg:width="2.174in" svg:height="0.2953in" svg:x="0.0299in" svg:y="1.4402in" draw:control="control32"/><draw:control text:anchor-type="paragraph" draw:z-index="40" draw:name="Control 39" draw:style-name="gr13" draw:text-style-name="P60" svg:width="2.137in" svg:height="0.2496in" svg:x="0.0366in" svg:y="1.6945in" draw:control="control33"/><draw:control text:anchor-type="paragraph" draw:z-index="41" draw:name="Control 41" draw:style-name="gr13" draw:text-style-name="P60" svg:width="2.137in" svg:height="0.2496in" svg:x="2.4583in" svg:y="1.6945in" draw:control="control34"/><draw:control text:anchor-type="paragraph" draw:z-index="42" draw:name="Control 43" draw:style-name="gr13" draw:text-style-name="P60" svg:width="2.137in" svg:height="0.2496in" svg:x="4.7661in" svg:y="1.6945in" draw:control="control35"/><draw:control text:anchor-type="paragraph" draw:z-index="43" draw:name="Control 42" draw:style-name="gr12" draw:text-style-name="P58" svg:width="1.1579in" svg:height="0.2953in" svg:x="2.4583in" svg:y="1.4402in" draw:control="control36"/><draw:control text:anchor-type="paragraph" draw:z-index="44" draw:name="Control 44" draw:style-name="gr12" draw:text-style-name="P58" svg:width="1.1579in" svg:height="0.2953in" svg:x="4.7661in" svg:y="1.4402in" draw:control="control37"/><draw:control text:anchor-type="paragraph" draw:z-index="45" draw:name="Control 45" draw:style-name="gr12" draw:text-style-name="P61" svg:width="1.2453in" svg:height="0.1969in" svg:x="0.0201in" svg:y="2.0701in" draw:control="control38"/><draw:control text:anchor-type="paragraph" draw:z-index="47" draw:name="Control 47" draw:style-name="gr12" draw:text-style-name="P58" svg:width="1.4394in" svg:height="0.2953in" svg:x="0.0335in" svg:y="2.2071in" draw:control="control40"/><draw:control text:anchor-type="paragraph" draw:z-index="48" draw:name="Control 49" draw:style-name="gr12" draw:text-style-name="P58" svg:width="1.4394in" svg:height="0.2953in" svg:x="2.4661in" svg:y="2.2098in" draw:control="control41"/><draw:control text:anchor-type="paragraph" draw:z-index="49" draw:name="Control 48" draw:style-name="gr13" draw:text-style-name="P59" svg:width="4.4488in" svg:height="0.2496in" svg:x="2.4661in" svg:y="2.4201in" draw:control="control48"/><draw:control text:anchor-type="paragraph" draw:z-index="51" draw:name="Control 51" draw:style-name="gr12" draw:text-style-name="P58" svg:width="4.7031in" svg:height="0.2953in" svg:x="0.0335in" svg:y="2.6626in" draw:control="control50"/><draw:control text:anchor-type="paragraph" draw:z-index="46" draw:name="Control 46" draw:style-name="gr13" draw:text-style-name="P59" svg:width="2.137in" svg:height="0.2496in" svg:x="0.0335in" svg:y="2.4217in" draw:control="control39"/><draw:control text:anchor-type="paragraph" draw:z-index="50" draw:name="Control 50" draw:style-name="gr13" draw:text-style-name="P59" svg:width="6.8921in" svg:height="0.837in" svg:x="0.0339in" svg:y="2.9138in" draw:control="control49"/><draw:control text:anchor-type="paragraph" draw:z-index="69" draw:name="Control 69" draw:style-name="gr13" draw:text-style-name="P59" svg:width="2.137in" svg:height="0.2496in" svg:x="0.0382in" svg:y="4.0126in" draw:control="control68"/><draw:control text:anchor-type="paragraph" draw:z-index="70" draw:name="Control 70" draw:style-name="gr12" draw:text-style-name="P58" svg:width="1.4394in" svg:height="0.2953in" svg:x="0.0339in" svg:y="3.7701in" draw:control="control69"/><draw:control text:anchor-type="paragraph" draw:z-index="71" draw:name="Control 71" draw:style-name="gr13" draw:text-style-name="P59" svg:width="4.4488in" svg:height="0.2496in" svg:x="2.4701in" svg:y="4.0138in" draw:control="control70"/><draw:control text:anchor-type="paragraph" draw:z-index="72" draw:name="Control 72" draw:style-name="gr12" draw:text-style-name="P58" svg:width="1.4394in" svg:height="0.2953in" svg:x="2.4701in" svg:y="3.7701in" draw:control="control71"/><text:line-break/><text:line-break/><text:line-break/></text:p>
      <text:p text:style-name="P41"><draw:control text:anchor-type="char" draw:z-index="87" draw:name="Control 87" draw:style-name="gr11" draw:text-style-name="P53" svg:width="3.0567in" svg:height="0.1976in" svg:x="0.022in" svg:y="-0.5008in" draw:control="control87"/><draw:control text:anchor-type="char" draw:z-index="88" draw:name="Control 88" draw:style-name="gr11" draw:text-style-name="P56" svg:width="5.7098in" svg:height="0.1976in" svg:x="0.0102in" svg:y="-0.3346in" draw:control="control89"/><draw:control text:anchor-type="char" draw:z-index="89" draw:name="Control 89" draw:style-name="gr11" draw:text-style-name="P53" svg:width="1.9449in" svg:height="0.1961in" svg:x="0.0102in" svg:y="-0.1374in" draw:control="control88"/><draw:control text:anchor-type="char" draw:z-index="90" draw:name="Control 93" draw:style-name="gr7" draw:text-style-name="P53" svg:width="2.0906in" svg:height="0.174in" svg:x="4.8354in" svg:y="-0.5083in" draw:control="control90"/><text:tab/><text:tab/><text:tab/><text:tab/><text:tab/><text:tab/><text:tab/><text:tab/><text:tab/><text:tab/><text:tab/><text:tab/> <text:tab/><text:span text:style-name="T9">Page </text:span><text:span text:style-name="T8"><text:page-number text:select-page="current">2</text:page-number></text:span><text:span text:style-name="T8"><text:s/></text:span><text:span text:style-name="T9">of </text:span><text:span text:style-name="T9"><text:page-count>5</text:page-count></text:span></text:p>
      <text:p text:style-name="P36"><text:span text:style-name="T6">SUMMARY OF FINDINGS AND CORRECTIVE ACTION STATUS</text:span></text:p>
      <text:p text:style-name="P36"><text:span text:style-name="T6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<draw:control text:anchor-type="paragraph" draw:z-index="53" draw:name="Control 53" draw:style-name="gr13" draw:text-style-name="P53" svg:width="0.6823in" svg:height="0.5004in" svg:x="4.9618in" svg:y="1.6882in" draw:control="control51"/><draw:control text:anchor-type="char" draw:z-index="65" draw:name="Control 66" draw:style-name="gr7" draw:text-style-name="P60" svg:width="0.9378in" svg:height="0.5031in" svg:x="-0.0374in" svg:y="1.6882in" draw:control="control64"/><draw:control text:anchor-type="char" draw:z-index="52" draw:name="Control 52" draw:style-name="gr17" draw:text-style-name="P53" svg:width="0.6823in" svg:height="0.4878in" svg:x="4.961in" svg:y="0.5874in" draw:control="control54"/><draw:control text:anchor-type="char" draw:z-index="62" draw:name="Control 63" draw:style-name="gr16" draw:text-style-name="P53" svg:width="1.2413in" svg:height="0.4886in" svg:x="5.6429in" svg:y="0.5866in" draw:control="control61"/><draw:control text:anchor-type="char" draw:z-index="63" draw:name="Control 64" draw:style-name="gr16" draw:text-style-name="P53" svg:width="1.2406in" svg:height="0.5004in" svg:x="5.6437in" svg:y="1.6882in" draw:control="control62"/><draw:control text:anchor-type="char" draw:z-index="64" draw:name="Control 65" draw:style-name="gr7" draw:text-style-name="P60" svg:width="0.937in" svg:height="0.4886in" svg:x="-0.0374in" svg:y="0.5866in" draw:control="control63"/>STORMWATER CONTRACT ADMINISTRATION <text:span text:style-name="T1">SUMMARY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422794433344">
          <table:table-cell table:style-name="Table5.A1" office:value-type="string">
            <text:p text:style-name="P25">Finding No.</text:p>
          </table:table-cell>
          <table:table-cell table:style-name="Table5.A1" office:value-type="string">
            <text:p text:style-name="P27">Finding Description Summary</text:p>
          </table:table-cell>
          <table:table-cell table:style-name="Table5.A1" office:value-type="string">
            <text:p text:style-name="P27">Corrected?</text:p>
          </table:table-cell>
          <table:table-cell table:style-name="Table5.D1" office:value-type="string">
            <text:p text:style-name="P30">Date of Corrective Action Completion</text:p>
          </table:table-cell>
        </table:table-row>
        <table:table-row table:style-name="TableLine2422794438512">
          <table:table-cell table:style-name="Table5.A2" office:value-type="string">
            <text:p text:style-name="P26"/>
          </table:table-cell>
          <table:table-cell table:style-name="Table5.B2" office:value-type="string">
            <text:p text:style-name="P21"><draw:control text:anchor-type="as-char" svg:y="0.0098in" draw:z-index="54" draw:name="Control 54" draw:style-name="gr20" draw:text-style-name="P59" svg:width="3.9906in" svg:height="0.4004in" draw:control="control52"/></text:p>
          </table:table-cell>
          <table:table-cell table:style-name="Table5.C2" office:value-type="string">
            <text:p text:style-name="P31"/>
          </table:table-cell>
          <table:table-cell table:style-name="Table5.D2" office:value-type="string">
            <text:p text:style-name="P21"/>
          </table:table-cell>
        </table:table-row>
      </table:table>
      <table:table table:name="Table6" table:style-name="Table6">
        <table:table-column table:style-name="Table6.A"/>
        <table:table-row table:style-name="TableLine2422794439600">
          <table:table-cell table:style-name="Table6.A1" office:value-type="string">
            <text:p text:style-name="P28">CONSTRUCTION SITE BMP SUMMAR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422794440960">
          <table:table-cell table:style-name="Table7.A1" office:value-type="string">
            <text:p text:style-name="P32">Finding No.</text:p>
          </table:table-cell>
          <table:table-cell table:style-name="Table7.A1" office:value-type="string">
            <text:p text:style-name="P29">Finding Description Summary</text:p>
          </table:table-cell>
          <table:table-cell table:style-name="Table7.A1" office:value-type="string">
            <text:p text:style-name="P29">Corrected?</text:p>
          </table:table-cell>
          <table:table-cell table:style-name="Table7.D1" office:value-type="string">
            <text:p text:style-name="P30">Date of Corrective Action Completion</text:p>
          </table:table-cell>
        </table:table-row>
        <table:table-row table:style-name="TableLine2422793630336">
          <table:table-cell table:style-name="Table7.A2" office:value-type="string">
            <text:p text:style-name="P26"/>
          </table:table-cell>
          <table:table-cell table:style-name="Table7.B2" office:value-type="string">
            <text:p text:style-name="P21"><draw:control text:anchor-type="as-char" svg:y="0.0425in" draw:z-index="55" draw:name="Control 55" draw:style-name="gr20" draw:text-style-name="P59" svg:width="3.9858in" svg:height="0.378in" draw:control="control53"/></text:p>
          </table:table-cell>
          <table:table-cell table:style-name="Table7.C2" office:value-type="string">
            <text:p text:style-name="P19"/>
          </table:table-cell>
          <table:table-cell table:style-name="Table7.D2" office:value-type="string">
            <text:p text:style-name="P20"/>
          </table:table-cell>
        </table:table-row>
      </table:table>
      <text:p text:style-name="P37"/>
      <text:p text:style-name="P15"><draw:g text:anchor-type="char" draw:z-index="93" draw:name="DrawObject1" draw:style-name="gr8"><draw:control draw:name="Control 90" draw:style-name="gr9" draw:text-style-name="P49" svg:width="3.3657in" svg:height="0.1976in" svg:x="0.0173in" svg:y="-0.448in" draw:control="control93"/><draw:control draw:name="Control 91" draw:style-name="gr9" draw:text-style-name="P54" svg:width="5.7098in" svg:height="0.1976in" svg:x="0.0055in" svg:y="-0.2764in" draw:control="control94"/><draw:control draw:name="Control 92" draw:style-name="gr9" draw:text-style-name="P49" svg:width="1.9449in" svg:height="0.1961in" svg:x="0.0055in" svg:y="-0.1051in" draw:control="control95"/></draw:g><draw:control text:anchor-type="char" draw:z-index="91" draw:name="Control 94" draw:style-name="gr7" draw:text-style-name="P53" svg:width="2.5969in" svg:height="0.174in" svg:x="4.3335in" svg:y="-0.4772in" draw:control="control91"/></text:p>
      <text:p text:style-name="P39"><text:tab/><text:tab/><text:tab/><text:tab/><text:tab/><text:tab/><text:tab/><text:tab/><text:tab/><text:tab/><text:tab/><text:tab/><text:tab/><text:span text:style-name="T7">Page </text:span><text:page-number text:select-page="current">3</text:page-number><text:s/><text:span text:style-name="T7">of </text:span><text:span text:style-name="T7"><text:page-count>5</text:page-count></text:span></text:p>
      <text:p text:style-name="P39"/>
      <table:table table:name="Table1" table:style-name="Table1">
        <table:table-column table:style-name="Table1.A"/>
        <table:table-row table:style-name="TableLine2422793614832">
          <table:table-cell table:style-name="Table1.A1" office:value-type="string">
            <text:p text:style-name="P12">STORMWATER CONTRACT ADMINISTRATION REVIEW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8">Finding N<text:span text:style-name="T2">o</text:span>.</text:p>
            <text:p text:style-name="P16"><draw:control text:anchor-type="as-char" draw:z-index="66" draw:name="Control 61" draw:style-name="gr14" draw:text-style-name="P50" svg:width="2.2315in" svg:height="0.2795in" draw:control="control65"/></text:p>
          </table:table-cell>
          <table:table-cell table:style-name="Table2.A1" office:value-type="string">
            <text:p text:style-name="P16"><text:span text:style-name="T4">Administrative Category</text:span><draw:control text:anchor-type="as-char" draw:z-index="59" draw:name="Control 59" draw:style-name="gr14" draw:text-style-name="P50" svg:width="2.2303in" svg:height="0.2803in" draw:control="control58"/></text:p>
          </table:table-cell>
          <table:table-cell table:style-name="Table2.C1" office:value-type="string">
            <text:p text:style-name="P9">Checklist Question N<text:span text:style-name="T2">o</text:span>.</text:p>
            <text:p text:style-name="P9"><draw:control text:anchor-type="as-char" draw:z-index="60" draw:name="Control 60" draw:style-name="gr14" draw:text-style-name="P50" svg:width="2.2315in" svg:height="0.2795in" draw:control="control59"/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Observation </text:p>
            <text:p text:style-name="P17"><draw:control text:anchor-type="as-char" draw:z-index="56" draw:name="Control 56" draw:style-name="gr19" draw:text-style-name="P50" svg:width="6.8386in" svg:height="0.4004in" draw:control="control55"/></text:p>
          </table:table-cell>
        </table:table-row>
      </table:table>
      <table:table table:name="Table8" table:style-name="Table8">
        <table:table-column table:style-name="Table8.A"/>
        <table:table-row table:style-name="TableLine2423219884688">
          <table:table-cell table:style-name="Table8.A1" office:value-type="string">
            <text:p text:style-name="P11">Standard Reference</text:p>
            <text:p text:style-name="P18"><text:s text:c="2"/><draw:control text:anchor-type="as-char" draw:z-index="68" draw:name="Control 68" draw:style-name="gr14" draw:text-style-name="P50" svg:width="6.8425in" svg:height="0.2004in" draw:control="control67"/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Standard</text:p>
            <text:p text:style-name="P18"><text:s text:c="2"/><draw:control text:anchor-type="as-char" svg:y="-0.3528in" draw:z-index="57" draw:name="Control 57" draw:style-name="gr18" draw:text-style-name="P50" svg:width="6.8425in" svg:height="0.4004in" draw:control="control56"/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6"><text:span text:style-name="T3">Corrective Action Taken</text:span> <text:s/><draw:control text:anchor-type="as-char" draw:z-index="61" draw:name="Control 62" draw:style-name="gr14" draw:text-style-name="P50" svg:width="6.8386in" svg:height="0.5724in" draw:control="control60"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Date Completed</text:p>
            <text:p text:style-name="P16"><draw:control text:anchor-type="char" draw:z-index="58" draw:name="Control 58" draw:style-name="gr17" draw:text-style-name="P50" svg:width="3.7862in" svg:height="0.3307in" svg:x="1.7091in" svg:y="0.0429in" draw:control="control57"/><draw:control text:anchor-type="char" draw:z-index="67" draw:name="Control 67" draw:style-name="gr15" draw:text-style-name="P49" svg:width="1.6051in" svg:height="0.3335in" svg:x="0in" svg:y="0.0417in" draw:control="control66"/></text:p>
          </table:table-cell>
          <table:table-cell table:style-name="Table11.A1" office:value-type="string">
            <text:p text:style-name="P8"><text:s/>Verified By (Print name and title) <text:s/></text:p>
          </table:table-cell>
          <table:table-cell table:style-name="Table11.C1" office:value-type="string">
            <text:p text:style-name="P8"><draw:control text:anchor-type="char" draw:z-index="92" draw:name="Control 95" draw:style-name="gr10" draw:text-style-name="P55" svg:width="1.2232in" svg:height="0.4925in" svg:x="0in" svg:y="0.0291in" draw:control="control92"/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g text:anchor-type="char" draw:z-index="94" draw:name="DrawObject 1" draw:style-name="gr8"><draw:control draw:name="Control 1" draw:style-name="gr9" draw:text-style-name="P49" svg:width="3.3661in" svg:height="0.198in" svg:x="0.0417in" svg:y="-0.4543in" draw:control="control96"/><draw:control draw:name="Control 2" draw:style-name="gr9" draw:text-style-name="P54" svg:width="5.7098in" svg:height="0.198in" svg:x="0.0299in" svg:y="-0.2827in" draw:control="control97"/><draw:control draw:name="Control 3" draw:style-name="gr9" draw:text-style-name="P49" svg:width="1.9453in" svg:height="0.1961in" svg:x="0.0299in" svg:y="-0.1114in" draw:control="control98"/></draw:g><draw:control text:anchor-type="char" draw:z-index="95" draw:name="Control 96" draw:style-name="gr7" draw:text-style-name="P53" svg:width="2.5969in" svg:height="0.174in" svg:x="4.3335in" svg:y="-0.4772in" draw:control="control99"/><text:line-break/><text:tab/><text:tab/><text:tab/><text:tab/><text:tab/><text:tab/><text:tab/><text:tab/><text:tab/><text:tab/><text:tab/><text:tab/><text:tab/><text:span text:style-name="T7">Page </text:span><text:page-number text:select-page="current">4</text:page-number><text:s/><text:span text:style-name="T7">of </text:span><text:span text:style-name="T7"><text:page-count>5</text:page-count></text:span><text:line-break/></text:p>
      <table:table table:name="Table12" table:style-name="Table12">
        <table:table-column table:style-name="Table12.A"/>
        <table:table-row table:style-name="TableLine2423247238432">
          <table:table-cell table:style-name="Table12.A1" office:value-type="string">
            <text:p text:style-name="P46">CONSTRUCTION SITE BMP REVIEW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48">Finding No.</text:p>
            <text:p text:style-name="P48"/>
            <text:p text:style-name="P47"/>
          </table:table-cell>
          <table:table-cell table:style-name="Table13.A1" office:value-type="string">
            <text:p text:style-name="P48">BMP Category</text:p>
            <text:p text:style-name="P48"/>
          </table:table-cell>
          <table:table-cell table:style-name="Table13.A1" office:value-type="string">
            <text:p text:style-name="P48">BMP Type</text:p>
            <text:p text:style-name="P48"/>
          </table:table-cell>
          <table:table-cell table:style-name="Table13.A1" office:value-type="string">
            <text:p text:style-name="P48">Checklist Question No.</text:p>
            <text:p text:style-name="P48"/>
          </table:table-cell>
          <table:table-cell table:style-name="Table13.E1" office:value-type="string">
            <text:p text:style-name="P48">Location</text:p>
            <text:p text:style-name="P48"/>
          </table:table-cell>
        </table:table-row>
        <table:table-row table:style-name="TableLine2423223984048">
          <table:table-cell table:style-name="Table13.A2" table:number-columns-spanned="5" office:value-type="string">
            <text:p text:style-name="P47">Standard Reference</text:p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Line2423223984048">
          <table:table-cell table:style-name="Table13.A2" table:number-columns-spanned="5" office:value-type="string">
            <text:p text:style-name="P47">Standard</text:p>
            <text:p text:style-name="P47"/>
            <text:p text:style-name="P47"/>
            <text:p text:style-name="P47"/>
          </table:table-cell>
          <table:covered-table-cell/>
          <table:covered-table-cell/>
          <table:covered-table-cell/>
          <table:covered-table-cell/>
        </table:table-row>
      </table:table>
      <text:p text:style-name="P40"><draw:control text:anchor-type="paragraph" draw:z-index="96" draw:name="Control 97" draw:style-name="gr6" draw:text-style-name="P52" svg:width="1.8669in" svg:height="0.2189in" svg:x="0in" svg:y="0.0429in" draw:control="control102"/></text:p>
      <text:p text:style-name="P40"><draw:control text:anchor-type="char" draw:z-index="97" draw:name="Control 98" draw:style-name="gr5" draw:text-style-name="P51" svg:width="3.5461in" svg:height="1.6335in" svg:x="0in" svg:y="0.1035in" draw:control="control100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draw:control text:anchor-type="paragraph" draw:z-index="98" draw:name="Control 99" draw:style-name="gr6" draw:text-style-name="P52" svg:width="1.863in" svg:height="0.2189in" svg:x="0in" svg:y="1.3866in" draw:control="control101"/><draw:control text:anchor-type="paragraph" draw:z-index="100" draw:name="Control 101" draw:style-name="gr3" draw:text-style-name="P50" svg:width="3.5461in" svg:height="0.9488in" svg:x="0in" svg:y="0.2327in" draw:control="control104"/><draw:control text:anchor-type="paragraph" draw:z-index="102" draw:name="Control 103" draw:style-name="gr3" draw:text-style-name="P50" svg:width="3.5461in" svg:height="0.9488in" svg:x="0in" svg:y="3.5492in" draw:control="control106"/><text:span text:style-name="T12"><draw:control text:anchor-type="as-char" draw:z-index="101" draw:name="Control 102" draw:style-name="gr4" draw:text-style-name="P49" svg:width="0.7378in" svg:height="0.2213in" draw:control="control105"/></text:span><text:line-break/><text:line-break/><draw:control text:anchor-type="char" draw:z-index="99" draw:name="Control 100" draw:style-name="gr5" draw:text-style-name="P51" svg:width="3.5461in" svg:height="1.6335in" svg:x="0in" svg:y="1.6701in" draw:control="control103"/><text:line-break/><text:line-break/><text:line-break/><text:line-break/><text:line-break/><text:line-break/><text:line-break/><text:line-break/><text:line-break/><text:line-break/><text:line-break/><text:line-break/><text:line-break/><text:line-break/><text:line-break/><draw:control text:anchor-type="as-char" svg:y="0.0256in" draw:z-index="103" draw:name="Control 104" draw:style-name="gr2" draw:text-style-name="P49" svg:width="1.413in" svg:height="0.2213in" draw:control="control107"/></text:p>
      <text:p text:style-name="P43"><draw:control text:anchor-type="char" draw:z-index="105" draw:name="Control 106" draw:style-name="gr1" draw:text-style-name="P49" svg:width="1.8953in" svg:height="0.2213in" svg:x="1.3756in" svg:y="0.9839in" draw:control="control109"/><text:line-break/><text:line-break/><text:line-break/><text:line-break/><text:line-break/><draw:control text:anchor-type="as-char" svg:y="0.0256in" draw:z-index="104" draw:name="Control 105" draw:style-name="gr2" draw:text-style-name="P49" svg:width="1.413in" svg:height="0.2213in" draw:control="control108"/></text:p>
      <table:table table:name="Table14" table:style-name="Table14">
        <table:table-column table:style-name="Table14.A"/>
        <table:table-column table:style-name="Table14.B"/>
        <table:table-row table:style-name="TableLine2423602858448">
          <table:table-cell table:style-name="Table14.A1" office:value-type="string">
            <text:p text:style-name="Table_20_Contents"/>
          </table:table-cell>
          <table:table-cell table:style-name="Table14.B1" office:value-type="string">
            <text:p text:style-name="Table_20_Contents"/>
          </table:table-cell>
        </table:table-row>
      </table:table>
      <text:p text:style-name="P43"><text:soft-pag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Calibri2" svg:font-family="Calibri" style:font-adornments="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/>
    <style:font-face style:name="Segoe UI Black1" svg:font-family="'Segoe UI Black'" style:font-adornments="Italic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5T11:05:24.166000000</dc:date>
    <meta:editing-duration>PT5H55M24S</meta:editing-duration>
    <meta:editing-cycles>52</meta:editing-cycles>
    <meta:generator>LibreOffice/7.2.1.2$Windows_X86_64 LibreOffice_project/87b77fad49947c1441b67c559c339af8f3517e22</meta:generator>
    <meta:document-statistic meta:table-count="16" meta:image-count="0" meta:object-count="0" meta:page-count="5" meta:paragraph-count="64" meta:word-count="142" meta:character-count="1092" meta:non-whitespace-character-count="895"/>
  </office:meta>
</office:document-meta>
</file>